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untry_id</text:p>
          </table:table-cell>
          <table:table-cell office:value-type="string">
            <text:p>state_id</text:p>
          </table:table-cell>
          <table:table-cell office:value-type="string">
            <text:p>name</text:p>
          </table:table-cell>
          <table:table-cell office:value-type="string">
            <text:p>co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Lahore</text:p>
          </table:table-cell>
          <table:table-cell office:value-type="string">
            <text:p>LH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Islamabad</text:p>
          </table:table-cell>
          <table:table-cell office:value-type="string">
            <text:p>ISB</text:p>
          </table:table-cell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/09/2011</text:date>, <text:time>16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</meta:initial-creator>
    <meta:creation-date>2011-09-22T16:15:20</meta:creation-date>
    <dc:creator>carlos </dc:creator>
    <dc:date>2011-09-22T16:16:48</dc:date>
    <meta:editing-cycles>1</meta:editing-cycles>
    <meta:editing-duration>PT00H01M28S</meta:editing-duration>
    <meta:document-statistic meta:table-count="3" meta:cell-count="15" meta:object-count="0"/>
    <meta:generator>OpenOffice.org/3.2$Linux OpenOffice.org_project/320m19$Build-9505</meta:generator>
  </office:meta>
</office:document-meta>
</file>